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88cm"/>
    </style:style>
    <style:style style:name="co3" style:family="table-column">
      <style:table-column-properties fo:break-before="auto" style:column-width="4.531cm"/>
    </style:style>
    <style:style style:name="co4" style:family="table-column">
      <style:table-column-properties fo:break-before="auto" style:column-width="8.378cm"/>
    </style:style>
    <style:style style:name="co6" style:family="table-column">
      <style:table-column-properties fo:break-before="auto" style:column-width="3.327cm"/>
    </style:style>
    <style:style style:name="co7" style:family="table-column">
      <style:table-column-properties fo:break-before="auto" style:column-width="3.399cm"/>
    </style:style>
    <style:style style:name="ro2" style:family="table-row">
      <style:table-row-properties style:row-height="0.423cm" fo:break-before="auto" style:use-optimal-row-height="true"/>
    </style:style>
    <style:style style:name="ro3" style:family="table-row">
      <style:table-row-properties style:row-height="1.229cm" fo:break-before="auto" style:use-optimal-row-height="true"/>
    </style:style>
    <style:style style:name="ro4" style:family="table-row">
      <style:table-row-properties style:row-height="0.834cm" fo:break-before="auto" style:use-optimal-row-height="false"/>
    </style:style>
    <style:style style:name="ro5" style:family="table-row">
      <style:table-row-properties style:row-height="1.625cm" fo:break-before="auto" style:use-optimal-row-height="true"/>
    </style:style>
    <style:style style:name="ro6" style:family="table-row">
      <style:table-row-properties style:row-height="2.018cm" fo:break-before="auto" style:use-optimal-row-height="true"/>
    </style:style>
    <style:style style:name="ro7" style:family="table-row">
      <style:table-row-properties style:row-height="0.441cm" fo:break-before="auto" style:use-optimal-row-height="true"/>
    </style:style>
    <style:style style:name="ro8" style:family="table-row">
      <style:table-row-properties style:row-height="1.207cm" fo:break-before="auto" style:use-optimal-row-height="false"/>
    </style:style>
    <style:style style:name="ro9" style:family="table-row">
      <style:table-row-properties style:row-height="1.067cm" fo:break-before="auto" style:use-optimal-row-height="false"/>
    </style:style>
    <style:style style:name="ro10" style:family="table-row">
      <style:table-row-properties style:row-height="0.834cm" fo:break-before="auto" style:use-optimal-row-height="true"/>
    </style:style>
    <style:style style:name="ro11" style:family="table-row">
      <style:table-row-properties style:row-height="1.275cm" fo:break-before="auto" style:use-optimal-row-height="false"/>
    </style:style>
    <style:style style:name="ro12" style:family="table-row">
      <style:table-row-properties style:row-height="0.99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5" table:number-columns-repeated="1018" table:default-cell-style-name="ce1"/>
        <table:table-row table:style-name="ro3">
          <table:table-cell office:value-type="string">
            <text:p>City Bikes Questionnaire : Brainstorming</text:p>
          </table:table-cell>
          <table:table-cell table:number-columns-repeated="4"/>
          <table:table-cell office:value-type="string">
            <text:p>Questions à creuse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Catégorie</text:p>
          </table:table-cell>
          <table:table-cell office:value-type="string">
            <text:p>Variable</text:p>
          </table:table-cell>
          <table:table-cell office:value-type="string">
            <text:p>Observations</text:p>
          </table:table-cell>
          <table:table-cell office:value-type="string">
            <text:p>Exemple de question</text:p>
          </table:table-cell>
          <table:table-cell/>
          <table:table-cell office:value-type="string">
            <text:p>Localisation, Heures correspondante</text:p>
          </table:table-cell>
          <table:table-cell table:number-columns-repeated="1018"/>
        </table:table-row>
        <table:table-row table:style-name="ro5">
          <table:table-cell office:value-type="string">
            <text:p>Info enquête (infos collectées automatiquement)</text:p>
          </table:table-cell>
          <table:table-cell office:value-type="string">
            <text:p>Id questionnaire</text:p>
          </table:table-cell>
          <table:table-cell table:number-columns-repeated="3"/>
          <table:table-cell office:value-type="string">
            <text:p>-&gt; tranches d'ages intéressantes ? ex jeunes, séparer lycéens et étudiants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Localisation</text:p>
          </table:table-cell>
          <table:table-cell office:value-type="string">
            <text:p>-&gt; stations</text:p>
          </table:table-cell>
          <table:table-cell table:number-columns-repeated="2"/>
          <table:table-cell office:value-type="string">
            <text:p>Regarder ordre de la séquence d'interrogation</text:p>
          </table:table-cell>
          <table:table-cell table:number-columns-repeated="1018"/>
        </table:table-row>
        <table:table-row table:style-name="ro6">
          <table:table-cell/>
          <table:table-cell office:value-type="string">
            <text:p>Heure, Jour</text:p>
          </table:table-cell>
          <table:table-cell table:number-columns-repeated="3"/>
          <table:table-cell office:value-type="string">
            <text:p>Q randomization des <text:s/>personnes → tracer &lt;\tau&gt; = f(heure) sur données et à points caracs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Sexe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id enqueteur</text:p>
          </table:table-cell>
          <table:table-cell office:value-type="string">
            <text:p>-&gt; mentionner particularités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Meteo</text:p>
          </table:table-cell>
          <table:table-cell office:value-type="string">
            <text:p>-&gt; pluie ou non (info exacte qu'on ne peut pas retrouver)</text:p>
            <text:p>→ chaussée glissant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Remarques</text:p>
          </table:table-cell>
          <table:table-cell office:value-type="string">
            <text:p>manifestation particulière, stations fermées, etc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7">
          <table:table-cell office:value-type="string">
            <text:p>Profil socio-éco</text:p>
          </table:table-cell>
          <table:table-cell office:value-type="string">
            <text:p>Age</text:p>
          </table:table-cell>
          <table:table-cell office:value-type="string">
            <text:p>-&gt; tranches d'ages intéressantes ?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CSP</text:p>
          </table:table-cell>
          <table:table-cell office:value-type="string">
            <text:p>catégories précises</text:p>
          </table:table-cell>
          <table:table-cell office:value-type="string">
            <text:p>« Que faites vous? »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Revenu</text:p>
          </table:table-cell>
          <table:table-cell office:value-type="string">
            <text:p>tranches ; question à poser délicatement ; revenu total ménage</text:p>
          </table:table-cell>
          <table:table-cell office:value-type="string">
            <text:p>-&gt; ex si répondent pas : moyenne région, loc %</text:p>
          </table:table-cell>
          <table:table-cell table:number-columns-repeated="1020"/>
        </table:table-row>
        <table:table-row table:style-name="ro11">
          <table:table-cell/>
          <table:table-cell office:value-type="string">
            <text:p>Ménage</text:p>
          </table:table-cell>
          <table:table-cell office:value-type="string">
            <text:p>-&gt; nbre personnes, loc résidentielle : CP (arrondissement Paris, Agglo petite couronne, Dept Grde couronne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7">
          <table:table-cell office:value-type="string">
            <text:p>Profil Transport</text:p>
          </table:table-cell>
          <table:table-cell office:value-type="string">
            <text:p>Motorisation</text:p>
          </table:table-cell>
          <table:table-cell office:value-type="string">
            <text:p>Moto perso et moto ménag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Abnnmt Navigo ?</text:p>
          </table:table-cell>
          <table:table-cell office:value-type="string">
            <text:p>Si oui, zones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O/D trajets fréquents</text:p>
          </table:table-cell>
          <table:table-cell office:value-type="string">
            <text:p>Par motifs (2 au max) et par mode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Fréquence et Distance moyenne</text:p>
          </table:table-cell>
          <table:table-cell office:value-type="string">
            <text:p>Par motifs et mod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Abbnnt Vlib ?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O/D spécifique Vlib</text:p>
          </table:table-cell>
          <table:table-cell office:value-type="string">
            <text:p>Par motifs, au cas où pas dans trajet fréquents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Abbnmt Autolib ?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O/D spécifique Autolib</text:p>
          </table:table-cell>
          <table:table-cell office:value-type="string">
            <text:p>Par motifs, au cas où pas dans trajet fréquents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Remarqu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0">
          <table:table-cell office:value-type="string">
            <text:p>Profil Vlib</text:p>
          </table:table-cell>
          <table:table-cell office:value-type="string">
            <text:p>Moment privilégié d'utilisation</text:p>
          </table:table-cell>
          <table:table-cell table:number-columns-repeated="1022"/>
        </table:table-row>
        <table:table-row table:style-name="ro7">
          <table:table-cell table:style-name="Default"/>
          <table:table-cell office:value-type="string">
            <text:p>Freq semaine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Freq mois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Si pas cette smeaine, semaine typique ?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Distance moyenne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Facteurs choix Vlib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Facteurs choix d'itinéraires</text:p>
          </table:table-cell>
          <table:table-cell office:value-type="string">
            <text:p>-&gt; essayer de faire une typologie précise à l'avanc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Mode concurrentiel ?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Mode complémentaire ?</text:p>
          </table:table-cell>
          <table:table-cell office:value-type="string">
            <text:p>ex contrainte de dépôt de vélo</text:p>
          </table:table-cell>
          <table:table-cell table:number-columns-repeated="1021"/>
        </table:table-row>
        <table:table-row table:style-name="ro11">
          <table:table-cell table:style-name="Default"/>
          <table:table-cell table:style-name="ce2" office:value-type="string">
            <text:p>Distance de marche à l'origine et la D</text:p>
          </table:table-cell>
          <table:table-cell table:style-name="Default" table:number-columns-repeated="1022"/>
        </table:table-row>
        <table:table-row table:style-name="ro5">
          <table:table-cell/>
          <table:table-cell office:value-type="string">
            <text:p>Info électronique</text:p>
          </table:table-cell>
          <table:table-cell office:value-type="string">
            <text:p>- Quel type ?</text:p>
            <text:p>- Avant ou pendant ?</text:p>
            <text:p>- pour trouver vélos dispo ou place de parking ?</text:p>
            <text:p/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Avis subjectif</text:p>
          </table:table-cell>
          <table:table-cell office:value-type="string">
            <text:p>Impression générale sur le système</text:p>
          </table:table-cell>
          <table:table-cell office:value-type="string">
            <text:p>(catégoriser)</text:p>
          </table:table-cell>
          <table:table-cell table:number-columns-repeated="1020"/>
        </table:table-row>
        <table:table-row table:style-name="ro7">
          <table:table-cell table:style-name="Default"/>
          <table:table-cell/>
          <table:table-cell office:value-type="string">
            <text:p>Sur la dispo des vélos</text:p>
          </table:table-cell>
          <table:table-cell table:number-columns-repeated="1021"/>
        </table:table-row>
        <table:table-row table:style-name="ro7">
          <table:table-cell table:style-name="Default"/>
          <table:table-cell/>
          <table:table-cell office:value-type="string">
            <text:p>Sur la dispo des parkings</text:p>
          </table:table-cell>
          <table:table-cell table:number-columns-repeated="1021"/>
        </table:table-row>
        <table:table-row table:style-name="ro3">
          <table:table-cell table:style-name="Default" table:number-columns-repeated="2"/>
          <table:table-cell table:style-name="ce2" office:value-type="string">
            <text:p>Si pas de place, procédure de redirection : cherche places via info, ou via borne, ou vers station connue, ou au hasard</text:p>
          </table:table-cell>
          <table:table-cell table:number-columns-repeated="1021"/>
        </table:table-row>
        <table:table-row table:style-name="ro12">
          <table:table-cell table:style-name="Default" table:number-columns-repeated="2"/>
          <table:table-cell table:style-name="Default" office:value-type="string">
            <text:p>Avis sur la qualité des vélos ?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Critère de choix stations : bonus ? Proximité ? Expérience du lieu ? Exeprience de la charge de la station ? Sureté ? </text:p>
          </table:table-cell>
          <table:table-cell office:value-type="string">
            <text:p>Question pour O et D (sauf pas bonus départ)</text:p>
          </table:table-cell>
          <table:table-cell table:number-columns-repeated="1021"/>
        </table:table-row>
        <table:table-row table:style-name="ro6" table:number-rows-repeated="104853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2">02/04/2014</text:date>, <text:time>22:3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4-03-18T14:45:59</meta:creation-date>
    <dc:date>2014-04-02T22:39:30</dc:date>
    <dc:creator>Juste Raimbault</dc:creator>
    <meta:editing-duration>PT1H11M12S</meta:editing-duration>
    <meta:editing-cycles>12</meta:editing-cycles>
    <meta:generator>OpenOffice/4.0.1$Unix OpenOffice.org_project/401m5$Build-9714</meta:generator>
    <meta:document-statistic meta:table-count="3" meta:cell-count="73" meta:object-count="0"/>
  </office:meta>
</office:document-meta>
</file>